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8.65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6.903cm"/>
    </style:style>
    <style:style style:name="co5" style:family="table-column">
      <style:table-column-properties fo:break-before="auto" style:column-width="19.373cm"/>
    </style:style>
    <style:style style:name="co6" style:family="table-column">
      <style:table-column-properties fo:break-before="auto" style:column-width="7.83cm"/>
    </style:style>
    <style:style style:name="co7" style:family="table-column">
      <style:table-column-properties fo:break-before="auto" style:column-width="5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mples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2">
          <table:table-cell office:value-type="string">
            <text:p>CUSTOM:</text:p>
          </table:table-cell>
          <table:table-cell office:value-type="string">
            <text:p>&lt;a href="<text:a xlink:href="https://github.com/SteveProXNA/SGDKcode/tree/master/SGDKsamples/astrofra">https://github.com/SteveProXNA/SGDKcode/tree/master/SGDKsamples/astrofra</text:a>"&gt;astrofra&lt;/a&gt;</text:p>
          </table:table-cell>
          <table:table-cell table:formula="of:=&quot;&lt;td valign=top&gt;&amp;nbsp;&quot;&amp;[.A2]&amp;&quot; &quot;&amp;[.B2]&amp;&quot;&lt;/td&gt;&quot;" office:value-type="string" office:string-value="&lt;td valign=top&gt;&amp;nbsp;CUSTOM: &lt;a href=&quot;https://github.com/SteveProXNA/SGDKcode/tree/master/SGDKsamples/astrofra&quot;&gt;astrofra&lt;/a&gt;&lt;/td&gt;">
            <text:p>&lt;td valign=top&gt;&amp;nbsp;CUSTOM: &lt;a href="https://github.com/SteveProXNA/SGDKcode/tree/master/SGDKsamples/astrofra"&gt;astrofra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astrofra/starfield_donut"&gt;astrofra&lt;/a&gt;</text:p>
          </table:table-cell>
          <table:table-cell table:formula="of:=&quot;&lt;td valign=top&gt;&amp;nbsp;&quot;&amp;[.A3]&amp;&quot; &quot;&amp;[.B3]&amp;&quot;&lt;/td&gt;&quot;" office:value-type="string" office:string-value="&lt;td valign=top&gt;&amp;nbsp;SOURCE: &lt;a href=&quot;https://github.com/Stephane-D/SGDK/tree/master/sample/astrofra/starfield_donut&quot;&gt;astrofra&lt;/a&gt;&lt;/td&gt;">
            <text:p>&lt;td valign=top&gt;&amp;nbsp;SOURCE: &lt;a href="https://github.com/Stephane-D/SGDK/tree/master/sample/astrofra/starfield_donut"&gt;astrofra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bench"&gt;bench&lt;/a&gt;</text:p>
          </table:table-cell>
          <table:table-cell table:formula="of:=&quot;&lt;td valign=top&gt;&amp;nbsp;&quot;&amp;[.A6]&amp;&quot; &quot;&amp;[.B6]&amp;&quot;&lt;/td&gt;&quot;" office:value-type="string" office:string-value="&lt;td valign=top&gt;&amp;nbsp;CUSTOM: &lt;a href=&quot;https://github.com/SteveProXNA/SGDKcode/tree/master/SGDKsamples/bench&quot;&gt;bench&lt;/a&gt;&lt;/td&gt;">
            <text:p>&lt;td valign=top&gt;&amp;nbsp;CUSTOM: &lt;a href="https://github.com/SteveProXNA/SGDKcode/tree/master/SGDKsamples/bench"&gt;bench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bench"&gt;bench&lt;/a&gt;</text:p>
          </table:table-cell>
          <table:table-cell table:formula="of:=&quot;&lt;td valign=top&gt;&amp;nbsp;&quot;&amp;[.A7]&amp;&quot; &quot;&amp;[.B10]&amp;&quot;&lt;/td&gt;&quot;" office:value-type="string" office:string-value="&lt;td valign=top&gt;&amp;nbsp;SOURCE: &lt;a href=&quot;https://github.com/SteveProXNA/SGDKcode/tree/master/SGDKsamples/cube_flat&quot;&gt;cube_flat&lt;/a&gt;&lt;/td&gt;">
            <text:p>&lt;td valign=top&gt;&amp;nbsp;SOURCE: &lt;a href="https://github.com/SteveProXNA/SGDKcode/tree/master/SGDKsamples/cube_flat"&gt;cube_fla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cube_flat"&gt;cube_flat&lt;/a&gt;</text:p>
          </table:table-cell>
          <table:table-cell table:formula="of:=&quot;&lt;td valign=top&gt;&amp;nbsp;&quot;&amp;[.A10]&amp;&quot; &quot;&amp;[.B10]&amp;&quot;&lt;/td&gt;&quot;" office:value-type="string" office:string-value="&lt;td valign=top&gt;&amp;nbsp;CUSTOM: &lt;a href=&quot;https://github.com/SteveProXNA/SGDKcode/tree/master/SGDKsamples/cube_flat&quot;&gt;cube_flat&lt;/a&gt;&lt;/td&gt;">
            <text:p>&lt;td valign=top&gt;&amp;nbsp;CUSTOM: &lt;a href="https://github.com/SteveProXNA/SGDKcode/tree/master/SGDKsamples/cube_flat"&gt;cube_fla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cube_flat"&gt;cube_flat&lt;/a&gt;</text:p>
          </table:table-cell>
          <table:table-cell table:formula="of:=&quot;&lt;td valign=top&gt;&amp;nbsp;&quot;&amp;[.A11]&amp;&quot; &quot;&amp;[.B10]&amp;&quot;&lt;/td&gt;&quot;" office:value-type="string" office:string-value="&lt;td valign=top&gt;&amp;nbsp;SOURCE: &lt;a href=&quot;https://github.com/SteveProXNA/SGDKcode/tree/master/SGDKsamples/cube_flat&quot;&gt;cube_flat&lt;/a&gt;&lt;/td&gt;">
            <text:p>&lt;td valign=top&gt;&amp;nbsp;SOURCE: &lt;a href="https://github.com/SteveProXNA/SGDKcode/tree/master/SGDKsamples/cube_flat"&gt;cube_fla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hs_effect"&gt;hs_effect&lt;/a&gt;</text:p>
          </table:table-cell>
          <table:table-cell table:formula="of:=&quot;&lt;td valign=top&gt;&amp;nbsp;&quot;&amp;[.A14]&amp;&quot; &quot;&amp;[.B14]&amp;&quot;&lt;/td&gt;&quot;" office:value-type="string" office:string-value="&lt;td valign=top&gt;&amp;nbsp;CUSTOM: &lt;a href=&quot;https://github.com/SteveProXNA/SGDKcode/tree/master/SGDKsamples/hs_effect&quot;&gt;hs_effect&lt;/a&gt;&lt;/td&gt;">
            <text:p>&lt;td valign=top&gt;&amp;nbsp;CUSTOM: &lt;a href="https://github.com/SteveProXNA/SGDKcode/tree/master/SGDKsamples/hs_effect"&gt;hs_effect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hs_effect"&gt;hs_effect&lt;/a&gt;</text:p>
          </table:table-cell>
          <table:table-cell table:formula="of:=&quot;&lt;td valign=top&gt;&amp;nbsp;&quot;&amp;[.A15]&amp;&quot; &quot;&amp;[.B15]&amp;&quot;&lt;/td&gt;&quot;" office:value-type="string" office:string-value="&lt;td valign=top&gt;&amp;nbsp;SOURCE: &lt;a href=&quot;https://github.com/Stephane-D/SGDK/tree/master/sample/hs_effect&quot;&gt;hs_effect&lt;/a&gt;&lt;/td&gt;">
            <text:p>&lt;td valign=top&gt;&amp;nbsp;SOURCE: &lt;a href="https://github.com/Stephane-D/SGDK/tree/master/sample/hs_effect"&gt;hs_effect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  <table:table-row table:style-name="ro1">
          <table:table-cell table:number-columns-repeated="2"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USTOM:</text:p>
          </table:table-cell>
          <table:table-cell office:value-type="string">
            <text:p>&lt;a href="https://github.com/SteveProXNA/SGDKcode/tree/master/SGDKsamples/image"&gt;image&lt;/a&gt;</text:p>
          </table:table-cell>
          <table:table-cell table:formula="of:=&quot;&lt;td valign=top&gt;&amp;nbsp;&quot;&amp;[.A18]&amp;&quot; &quot;&amp;[.B18]&amp;&quot;&lt;/td&gt;&quot;" office:value-type="string" office:string-value="&lt;td valign=top&gt;&amp;nbsp;CUSTOM: &lt;a href=&quot;https://github.com/SteveProXNA/SGDKcode/tree/master/SGDKsamples/image&quot;&gt;image&lt;/a&gt;&lt;/td&gt;">
            <text:p>&lt;td valign=top&gt;&amp;nbsp;CUSTOM: &lt;a href="https://github.com/SteveProXNA/SGDKcode/tree/master/SGDKsamples/image"&gt;image&lt;/a&gt;&lt;/td&gt;</text:p>
          </table:table-cell>
        </table:table-row>
        <table:table-row table:style-name="ro1">
          <table:table-cell office:value-type="string">
            <text:p>SOURCE:</text:p>
          </table:table-cell>
          <table:table-cell office:value-type="string">
            <text:p>&lt;a href="https://github.com/Stephane-D/SGDK/tree/master/sample/image"&gt;image&lt;/a&gt;</text:p>
          </table:table-cell>
          <table:table-cell table:formula="of:=&quot;&lt;td valign=top&gt;&amp;nbsp;&quot;&amp;[.A19]&amp;&quot; &quot;&amp;[.B19]&amp;&quot;&lt;/td&gt;&quot;" office:value-type="string" office:string-value="&lt;td valign=top&gt;&amp;nbsp;SOURCE: &lt;a href=&quot;https://github.com/Stephane-D/SGDK/tree/master/sample/image&quot;&gt;image&lt;/a&gt;&lt;/td&gt;">
            <text:p>&lt;td valign=top&gt;&amp;nbsp;SOURCE: &lt;a href="https://github.com/Stephane-D/SGDK/tree/master/sample/image"&gt;image&lt;/a&gt;&lt;/td&gt;</text:p>
          </table:table-cell>
        </table:table-row>
        <table:table-row table:style-name="ro1">
          <table:table-cell table:number-columns-repeated="2"/>
          <table:table-cell office:value-type="string">
            <text:p>&lt;/tr&gt;</text:p>
          </table:table-cell>
        </table:table-row>
      </table:table>
      <table:table table:name="samples" table:style-name="ta1" table:print="false"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astrofra"&gt;astrofra&lt;/a&gt;</text:p>
          </table:table-cell>
          <table:table-cell table:formula="of:=&quot;&lt;td valign=top&gt;&amp;nbsp;&quot;&amp;[.A2]&amp;&quot;&lt;/td&gt;&quot;" office:value-type="string" office:string-value="&lt;td valign=top&gt;&amp;nbsp;&lt;a href=&quot;https://github.com/SteveProXNA/SGDKcode/tree/master/SGDKsamples/astrofra&quot;&gt;astrofra&lt;/a&gt;&lt;/td&gt;">
            <text:p>&lt;td valign=top&gt;&amp;nbsp;&lt;a href="https://github.com/SteveProXNA/SGDKcode/tree/master/SGDKsamples/astrofra"&gt;astrofra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joytest"&gt;joytest&lt;/a&gt;</text:p>
          </table:table-cell>
          <table:table-cell table:formula="of:=&quot;&lt;td valign=top&gt;&amp;nbsp;&quot;&amp;[.A3]&amp;&quot;&lt;/td&gt;&quot;" office:value-type="string" office:string-value="&lt;td valign=top&gt;&amp;nbsp;&lt;a href=&quot;https://github.com/SteveProXNA/SGDKcode/tree/master/SGDKsamples/joytest&quot;&gt;joytest&lt;/a&gt;&lt;/td&gt;">
            <text:p>&lt;td valign=top&gt;&amp;nbsp;&lt;a href="https://github.com/SteveProXNA/SGDKcode/tree/master/SGDKsamples/joytest"&gt;joytest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bench"&gt;bench&lt;/a&gt;</text:p>
          </table:table-cell>
          <table:table-cell table:formula="of:=&quot;&lt;td valign=top&gt;&amp;nbsp;&quot;&amp;[.A6]&amp;&quot;&lt;/td&gt;&quot;" office:value-type="string" office:string-value="&lt;td valign=top&gt;&amp;nbsp;&lt;a href=&quot;https://github.com/SteveProXNA/SGDKcode/tree/master/SGDKsamples/bench&quot;&gt;bench&lt;/a&gt;&lt;/td&gt;">
            <text:p>&lt;td valign=top&gt;&amp;nbsp;&lt;a href="https://github.com/SteveProXNA/SGDKcode/tree/master/SGDKsamples/bench"&gt;bench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partic"&gt;partic&lt;/a&gt;</text:p>
          </table:table-cell>
          <table:table-cell table:formula="of:=&quot;&lt;td valign=top&gt;&amp;nbsp;&quot;&amp;[.A7]&amp;&quot;&lt;/td&gt;&quot;" office:value-type="string" office:string-value="&lt;td valign=top&gt;&amp;nbsp;&lt;a href=&quot;https://github.com/SteveProXNA/SGDKcode/tree/master/SGDKsamples/partic&quot;&gt;partic&lt;/a&gt;&lt;/td&gt;">
            <text:p>&lt;td valign=top&gt;&amp;nbsp;&lt;a href="https://github.com/SteveProXNA/SGDKcode/tree/master/SGDKsamples/partic"&gt;partic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cube_flat"&gt;cube_flat&lt;/a&gt;</text:p>
          </table:table-cell>
          <table:table-cell table:formula="of:=&quot;&lt;td valign=top&gt;&amp;nbsp;&quot;&amp;[.A10]&amp;&quot;&lt;/td&gt;&quot;" office:value-type="string" office:string-value="&lt;td valign=top&gt;&amp;nbsp;&lt;a href=&quot;https://github.com/SteveProXNA/SGDKcode/tree/master/SGDKsamples/cube_flat&quot;&gt;cube_flat&lt;/a&gt;&lt;/td&gt;">
            <text:p>&lt;td valign=top&gt;&amp;nbsp;&lt;a href="https://github.com/SteveProXNA/SGDKcode/tree/master/SGDKsamples/cube_flat"&gt;cube_fla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ound"&gt;sound&lt;/a&gt;</text:p>
          </table:table-cell>
          <table:table-cell table:formula="of:=&quot;&lt;td valign=top&gt;&amp;nbsp;&quot;&amp;[.A11]&amp;&quot;&lt;/td&gt;&quot;" office:value-type="string" office:string-value="&lt;td valign=top&gt;&amp;nbsp;&lt;a href=&quot;https://github.com/SteveProXNA/SGDKcode/tree/master/SGDKsamples/sound&quot;&gt;sound&lt;/a&gt;&lt;/td&gt;">
            <text:p>&lt;td valign=top&gt;&amp;nbsp;&lt;a href="https://github.com/SteveProXNA/SGDKcode/tree/master/SGDKsamples/sound"&gt;sound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hs_effect"&gt;hs_effect&lt;/a&gt;</text:p>
          </table:table-cell>
          <table:table-cell table:formula="of:=&quot;&lt;td valign=top&gt;&amp;nbsp;&quot;&amp;[.A14]&amp;&quot;&lt;/td&gt;&quot;" office:value-type="string" office:string-value="&lt;td valign=top&gt;&amp;nbsp;&lt;a href=&quot;https://github.com/SteveProXNA/SGDKcode/tree/master/SGDKsamples/hs_effect&quot;&gt;hs_effect&lt;/a&gt;&lt;/td&gt;">
            <text:p>&lt;td valign=top&gt;&amp;nbsp;&lt;a href="https://github.com/SteveProXNA/SGDKcode/tree/master/SGDKsamples/hs_effect"&gt;hs_effec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prite"&gt;sprite&lt;/a&gt;</text:p>
          </table:table-cell>
          <table:table-cell table:formula="of:=&quot;&lt;td valign=top&gt;&amp;nbsp;&quot;&amp;[.A15]&amp;&quot;&lt;/td&gt;&quot;" office:value-type="string" office:string-value="&lt;td valign=top&gt;&amp;nbsp;&lt;a href=&quot;https://github.com/SteveProXNA/SGDKcode/tree/master/SGDKsamples/sprite&quot;&gt;sprite&lt;/a&gt;&lt;/td&gt;">
            <text:p>&lt;td valign=top&gt;&amp;nbsp;&lt;a href="https://github.com/SteveProXNA/SGDKcode/tree/master/SGDKsamples/sprite"&gt;sprite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image"&gt;image&lt;/a&gt;</text:p>
          </table:table-cell>
          <table:table-cell table:formula="of:=&quot;&lt;td valign=top&gt;&amp;nbsp;&quot;&amp;[.A18]&amp;&quot;&lt;/td&gt;&quot;" office:value-type="string" office:string-value="&lt;td valign=top&gt;&amp;nbsp;&lt;a href=&quot;https://github.com/SteveProXNA/SGDKcode/tree/master/SGDKsamples/image&quot;&gt;image&lt;/a&gt;&lt;/td&gt;">
            <text:p>&lt;td valign=top&gt;&amp;nbsp;&lt;a href="https://github.com/SteveProXNA/SGDKcode/tree/master/SGDKsamples/image"&gt;image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xgmplayer"&gt;xgmplayer&lt;/a&gt;</text:p>
          </table:table-cell>
          <table:table-cell table:formula="of:=&quot;&lt;td valign=top&gt;&amp;nbsp;&quot;&amp;[.A19]&amp;&quot;&lt;/td&gt;&quot;" office:value-type="string" office:string-value="&lt;td valign=top&gt;&amp;nbsp;&lt;a href=&quot;https://github.com/SteveProXNA/SGDKcode/tree/master/SGDKsamples/xgmplayer&quot;&gt;xgmplayer&lt;/a&gt;&lt;/td&gt;">
            <text:p>&lt;td valign=top&gt;&amp;nbsp;&lt;a href="https://github.com/SteveProXNA/SGDKcode/tree/master/SGDKsamples/xgmplayer"&gt;xgmplayer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</table:table>
      <table:table table:name="ohsa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table:formula="of:=&quot;&lt;td valign=top&gt;&amp;nbsp;&quot;&amp;[.A3]&amp;&quot;&lt;/td&gt;&quot;" office:value-type="string" office:string-value="&lt;td valign=top&gt;&amp;nbsp;Name&lt;/td&gt;">
            <text:p>&lt;td valign=top&gt;&amp;nbsp;Name&lt;/td&gt;</text:p>
          </table:table-cell>
          <table:table-cell/>
        </table:table-row>
        <table:table-row table:style-name="ro1">
          <table:table-cell office:value-type="string">
            <text:p>Remote Debugging</text:p>
          </table:table-cell>
          <table:table-cell table:formula="of:=&quot;&lt;td valign=top&gt;&amp;nbsp;&quot;&amp;[.A4]&amp;&quot;&lt;/td&gt;&quot;" office:value-type="string" office:string-value="&lt;td valign=top&gt;&amp;nbsp;Remote Debugging&lt;/td&gt;">
            <text:p>&lt;td valign=top&gt;&amp;nbsp;Remote Debugging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table:formula="of:=&quot;&lt;td valign=top&gt;&amp;nbsp;&quot;&amp;[.A7]&amp;&quot;&lt;/td&gt;&quot;" office:value-type="string" office:string-value="&lt;td valign=top&gt;&amp;nbsp;Project&lt;/td&gt;">
            <text:p>&lt;td valign=top&gt;&amp;nbsp;Project&lt;/td&gt;</text:p>
          </table:table-cell>
          <table:table-cell/>
        </table:table-row>
        <table:table-row table:style-name="ro1">
          <table:table-cell office:value-type="string">
            <text:p>HelloWorld</text:p>
          </table:table-cell>
          <table:table-cell table:formula="of:=&quot;&lt;td valign=top&gt;&amp;nbsp;&quot;&amp;[.A8]&amp;&quot;&lt;/td&gt;&quot;" office:value-type="string" office:string-value="&lt;td valign=top&gt;&amp;nbsp;HelloWorld&lt;/td&gt;">
            <text:p>&lt;td valign=top&gt;&amp;nbsp;HelloWorl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isable auto build</text:p>
          </table:table-cell>
          <table:table-cell table:formula="of:=&quot;&lt;td valign=top&gt;&amp;nbsp;&quot;&amp;[.A11]&amp;&quot;&lt;/td&gt;&quot;" office:value-type="string" office:string-value="&lt;td valign=top&gt;&amp;nbsp;Disable auto build&lt;/td&gt;">
            <text:p>&lt;td valign=top&gt;&amp;nbsp;Disable auto build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12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sure "Using GDB (DSF) Manual Remote Debugging Launcher" is select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top on startup as: main</text:p>
          </table:table-cell>
          <table:table-cell table:formula="of:=&quot;&lt;td valign=top&gt;&amp;nbsp;&quot;&amp;[.A19]&amp;&quot;&lt;/td&gt;&quot;" office:value-type="string" office:string-value="&lt;td valign=top&gt;&amp;nbsp;Stop on startup as: main&lt;/td&gt;">
            <text:p>&lt;td valign=top&gt;&amp;nbsp;Stop on startup as: main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20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options</text:p>
          </table:table-cell>
          <table:table-cell table:number-columns-repeated="2"/>
        </table:table-row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GDB debugger</text:p>
          </table:table-cell>
          <table:table-cell table:formula="of:=&quot;&lt;td valign=top&gt;&amp;nbsp;&quot;&amp;[.A26]&amp;&quot;&lt;/td&gt;&quot;" office:value-type="string" office:string-value="&lt;td valign=top&gt;&amp;nbsp;GDB debugger&lt;/td&gt;">
            <text:p>&lt;td valign=top&gt;&amp;nbsp;GDB debugger&lt;/td&gt;</text:p>
          </table:table-cell>
          <table:table-cell/>
        </table:table-row>
        <table:table-row table:style-name="ro1">
          <table:table-cell office:value-type="string">
            <text:p>C:SGDK\bin\gdb.exe</text:p>
          </table:table-cell>
          <table:table-cell table:formula="of:=&quot;&lt;td valign=top&gt;&amp;nbsp;&quot;&amp;[.A27]&amp;&quot;&lt;/td&gt;&quot;" office:value-type="string" office:string-value="&lt;td valign=top&gt;&amp;nbsp;C:SGDK\bin\gdb.exe&lt;/td&gt;">
            <text:p>&lt;td valign=top&gt;&amp;nbsp;C:SGDK\bin\gdb.exe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0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1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2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3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6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7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 office:value-type="string">
            <text:p>Source: &lt;a href="https://www.ohsat.com/tutorial/megapong/megapong-1"&gt;MegaPong&lt;/a&gt;</text:p>
          </table:table-cell>
          <table:table-cell table:formula="of:=&quot;&lt;td valign=top&gt;&amp;nbsp;&quot;&amp;[.A38]&amp;&quot;&lt;/td&gt;&quot;" office:value-type="string" office:string-value="&lt;td valign=top&gt;&amp;nbsp;Source: &lt;a href=&quot;https://www.ohsat.com/tutorial/megapong/megapong-1&quot;&gt;MegaPong&lt;/a&gt;&lt;/td&gt;">
            <text:p>&lt;td valign=top&gt;&amp;nbsp;Source: &lt;a href="https://www.ohsat.com/tutorial/megapong/megapong-1"&gt;MegaPong&lt;/a&gt;&lt;/td&gt;</text:p>
          </table:table-cell>
          <table:table-cell/>
        </table:table-row>
        <table:table-row table:style-name="ro1">
          <table:table-cell office:value-type="string">
            <text:p>Custom: &lt;a href="https://github.com/SteveProXNA/SGDKcode/tree/master/SGDKohsat_games/01-MegaPong"&gt;MegaPong&lt;/a&gt;</text:p>
          </table:table-cell>
          <table:table-cell table:formula="of:=&quot;&lt;td valign=top&gt;&amp;nbsp;&quot;&amp;[.A39]&amp;&quot;&lt;/td&gt;&quot;" office:value-type="string" office:string-value="&lt;td valign=top&gt;&amp;nbsp;Custom: &lt;a href=&quot;https://github.com/SteveProXNA/SGDKcode/tree/master/SGDKohsat_games/01-MegaPong&quot;&gt;MegaPong&lt;/a&gt;&lt;/td&gt;">
            <text:p>&lt;td valign=top&gt;&amp;nbsp;Custom: &lt;a href="https://github.com/SteveProXNA/SGDKcode/tree/master/SGDKohsat_games/01-MegaPong"&gt;MegaPong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2/07/2020</text:date>, <text:time>21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7-02T21:57:21.50</dc:date>
    <meta:editing-duration>PT1H19M42S</meta:editing-duration>
    <meta:editing-cycles>17</meta:editing-cycles>
    <meta:generator>OpenOffice/4.1.5$Win32 OpenOffice.org_project/415m1$Build-9789</meta:generator>
    <meta:document-statistic meta:table-count="4" meta:cell-count="125" meta:object-count="0"/>
  </office:meta>
</office:document-meta>
</file>